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Richard C. Adleta</text:p>
      <text:p text:style-name="Text_20_body">Senior Software Developer &amp; Solution Architect</text:p>
      <text:p text:style-name="Text_20_body"><text:span text:style-name="T1">Location:</text:span> Dallas, TX, USA</text:p>
      <text:list text:style-name="L1">
        <text:list-item>
          <text:p text:style-name="P1"><text:span text:style-name="T1">About Me:</text:span> <text:a xlink:type="simple" xlink:href="https://www.richardadleta.com/about" office:name=""><text:span text:style-name="Definition">https://www.richardadleta.com/about</text:span></text:a></text:p>
        </text:list-item>
        <text:list-item>
          <text:p text:style-name="P1"><text:span text:style-name="T1">Resume:</text:span> <text:a xlink:type="simple" xlink:href="https://www.richardadleta.com/resume" office:name=""><text:span text:style-name="Definition">https://www.richardadleta.com/resume</text:span></text:a></text:p>
        </text:list-item>
        <text:list-item>
          <text:p text:style-name="P1"><text:span text:style-name="T1">GitHub:</text:span> <text:a xlink:type="simple" xlink:href="https://github.com/radleta" office:name=""><text:span text:style-name="Definition">https://github.com/radleta</text:span></text:a></text:p>
        </text:list-item>
        <text:list-item>
          <text:p text:style-name="P1"><text:span text:style-name="T1">LinkedIn:</text:span> <text:a xlink:type="simple" xlink:href="https://www.linkedin.com/in/radleta" office:name=""><text:span text:style-name="Definition">https://www.linkedin.com/in/radleta</text:span></text:a></text:p>
        </text:list-item>
      </text:list>
      <text:h text:style-name="Heading_20_2" text:outline-level="2"><text:bookmark-start text:name="professional-summary"/>Professional Summary<text:bookmark-end text:name="professional-summary"/></text:h>
      <text:p text:style-name="First_20_paragraph">Senior software architect and full‑stack engineer with 20+ years of shipping production code and scaling cloud‑native, data‑intensive, and AI‑powered products. I design and build high‑throughput systems—like 25 M‑email‑per‑day pipelines, 80 M‑record search platforms, and AI assistants—using C#, .NET 6/8, Angular, React, TypeScript, SQL/NoSQL, and AWS. Known for translating fuzzy requirements into clean, testable code, I champion automation, performance, and observability while staying heads‑down in the repo. I thrive as an individual contributor who influences architecture through deep technical expertise and collaborative problem‑solving rather than formal management.</text:p>
      <text:h text:style-name="Heading_20_2" text:outline-level="2"><text:bookmark-start text:name="professional-experience"/>Professional Experience<text:bookmark-end text:name="professional-experience"/></text:h>
      <text:h text:style-name="Heading_20_3" text:outline-level="3"><text:bookmark-start text:name="nexxt-inc--frisco-tx"/>Nexxt, Inc. | Frisco, TX<text:bookmark-end text:name="nexxt-inc--frisco-tx"/></text:h>
      <text:p text:style-name="First_20_paragraph"><text:span text:style-name="T2">Lead Architect</text:span> <text:span text:style-name="T1">Oct 2023 - Present</text:span></text:p>
      <text:list text:style-name="L2">
        <text:list-item>
          <text:p text:style-name="P2">Design and code an enterprise AI Assistant for email, web-page, and job-post generation (C#, ASP.NET MVC, GPT models).</text:p>
        </text:list-item>
        <text:list-item>
          <text:p text:style-name="P2">Engineer an event-driven integration framework with validation layers that speeds onboarding of external AI and data services (.NET 6, AWS).</text:p>
        </text:list-item>
        <text:list-item>
          <text:p text:style-name="P2">Develop job-title-normalization algorithms with confidence scoring to elevate data quality across internal systems.</text:p>
        </text:list-item>
        <text:list-item>
          <text:p text:style-name="P2">Build admin dashboards and analytics that improve monitoring and operational insight.</text:p>
        </text:list-item>
        <text:list-item>
          <text:p text:style-name="P2">Champion infrastructure upgrades, including a new beta environment and automated zero-downtime deployments.</text:p>
        </text:list-item>
      </text:list>
      <text:p text:style-name="First_20_paragraph"><text:span text:style-name="T1">Technologies:</text:span> .NET 6, C#, ASP.NET MVC, Angular, TypeScript, SQL Server, AWS (Lambda, S3,<text:line-break/>CloudFront, EC2), Git, Jenkins, OpenAI GPT</text:p>
      <text:h text:style-name="Heading_20_3" text:outline-level="3"><text:bookmark-start text:name="all-kids-network-llc--frisco-tx"/>All Kids Network, LLC | Frisco, TX<text:bookmark-end text:name="all-kids-network-llc--frisco-tx"/></text:h>
      <text:p text:style-name="First_20_paragraph"><text:span text:style-name="T2">Partner &amp; Principal Engineer</text:span> <text:span text:style-name="T1">May 2014 - Present</text:span></text:p>
      <text:list text:style-name="L3">
        <text:list-item>
          <text:p text:style-name="P3">Hold 40% equity; co-own all business &amp; technical decisions while working part-time outside primary employment.</text:p>
        </text:list-item>
        <text:list-item>
          <text:p text:style-name="P3">Admin CMS – evolved from Node.js + Jade + JavaScript → ASP.NET MVC + React → today’s React + TypeScript + Tailwind UI backed by C# REST APIs.</text:p>
        </text:list-item>
        <text:list-item>
          <text:p text:style-name="P3">Public platform – ASP.NET MVC + Razor app using DynamoDB for data, Redis ElastiCache for caching, S3 for static assets, and a C# Lambda pipeline feeding Amazon OpenSearch for sub‑100 ms queries.</text:p>
        </text:list-item>
        <text:list-item>
          <text:p text:style-name="P3">Deliver a weekly newsletter to 175K+ subscribers via AWS SES + Mailtrain.</text:p>
        </text:list-item>
        <text:list-item>
          <text:p text:style-name="P3">Maintain 9K+ content pages and a 2.2M-member user base with a 30 ms average server response.</text:p>
        </text:list-item>
        <text:list-item>
          <text:p text:style-name="P3">Manage Git workflows in Bitbucket and scripted, repeatable deployments.</text:p>
        </text:list-item>
      </text:list>
      <text:p text:style-name="First_20_paragraph"><text:span text:style-name="T1">Technologies:</text:span> ASP.NET MVC, C#, React, TypeScript, Tailwind CSS, AWS (Elastic Beanstalk, ALB,<text:line-break/>WAF, OpenSearch, DynamoDB, ElastiCache Redis, S3, Lambda, SES), Git/Bitbucket</text:p>
      <text:h text:style-name="Heading_20_3" text:outline-level="3"><text:bookmark-start text:name="steem-monsters-corp-dba-splinterlands--philadelphia-pa"/>Steem Monsters Corp. dba Splinterlands | Philadelphia, PA<text:bookmark-end text:name="steem-monsters-corp-dba-splinterlands--philadelphia-pa"/></text:h>
      <text:p text:style-name="First_20_paragraph"><text:span text:style-name="T2">Head of Product</text:span> (Dec 2022 - Sep 2023) · <text:span text:style-name="T2">Chief Technology Officer</text:span> (Dec 2021 - Dec 2022) · <text:span text:style-name="T2">VP of Engineering</text:span> (Sep 2021 - Dec 2021)</text:p>
      <text:list text:style-name="L4">
        <text:list-item>
          <text:p text:style-name="P4">Stabilised a HIVE-based collectible-card game during explosive user growth, adding Redis caching and PostgreSQL tuning.</text:p>
        </text:list-item>
        <text:list-item>
          <text:p text:style-name="P4">Shipped React + TypeScript features and AWS-hosted services powering new in-game economies and marketplace.</text:p>
        </text:list-item>
        <text:list-item>
          <text:p text:style-name="P4">Introduced Agile practices and CI/CD pipelines while scaling engineering from 20 + to 150 + contributors.</text:p>
        </text:list-item>
        <text:list-item>
          <text:p text:style-name="P4">Presented architectural innovations at Game Developers Conference 2022.</text:p>
        </text:list-item>
      </text:list>
      <text:p text:style-name="First_20_paragraph"><text:span text:style-name="T1">Technologies:</text:span> React, TypeScript, PostgreSQL, DynamoDB, Redis, AWS, Git</text:p>
      <text:h text:style-name="Heading_20_3" text:outline-level="3"><text:bookmark-start text:name="nexxt-inc--philadelphia-pa"/>Nexxt, Inc. | Philadelphia, PA<text:bookmark-end text:name="nexxt-inc--philadelphia-pa"/></text:h>
      <text:p text:style-name="First_20_paragraph"><text:span text:style-name="T2">Lead Architect</text:span> (Jan 2018 - Sep 2021) · <text:span text:style-name="T2">Solutions Architect</text:span> (May 2011 - Jan 2018)</text:p>
      <text:list text:style-name="L5">
        <text:list-item>
          <text:p text:style-name="P5">Engineered a horizontally scalable email platform sending <text:span text:style-name="T2">25 M +</text:span> messages/day with compliance throttling.</text:p>
        </text:list-item>
        <text:list-item>
          <text:p text:style-name="P5">Built a 50-server grid-computing framework for near real-time data processing.</text:p>
        </text:list-item>
        <text:list-item>
          <text:p text:style-name="P5">Managed an Elasticsearch cluster indexing ~ 80 M resumes and tens of millions of job listings.</text:p>
        </text:list-item>
        <text:list-item>
          <text:p text:style-name="P5">Established CI/CD pipelines (Jenkins, MSBuild, Web Deploy) enabling rapid, reliable releases.</text:p>
        </text:list-item>
        <text:list-item>
          <text:p text:style-name="P5">Modernised legacy job-search and people-search apps, boosting organic traffic via SEO and responsive design.</text:p>
        </text:list-item>
      </text:list>
      <text:p text:style-name="First_20_paragraph"><text:span text:style-name="T1">Technologies:</text:span> .NET Core, C#, ASP.NET MVC, Elasticsearch, MSMQ, AngularJS, AWS (DynamoDB, S3, CloudFront), SQL Server, Couchbase, Redis, Git/Mercurial</text:p>
      <text:h text:style-name="Heading_20_3" text:outline-level="3"><text:bookmark-start text:name="earlier-career-1995---2011"/>Earlier Career (1995 - 2011)<text:bookmark-end text:name="earlier-career-1995---2011"/></text:h>
      <text:p text:style-name="First_20_paragraph">Enterprise Architect &amp; Team Lead at PMI, Sr. .NET Developer at ATK Elkton, Process &amp; Infrastructure Lead / Web Team Lead at Chatham Financial, plus additional engineering roles dating back to 1995 (details available on request).</text:p>
      <text:h text:style-name="Heading_20_2" text:outline-level="2"><text:bookmark-start text:name="open-source-contributions"/>Open Source Contributions<text:bookmark-end text:name="open-source-contributions"/></text:h>
      <text:list text:style-name="L6">
        <text:list-item>
          <text:p text:style-name="P6"><text:span text:style-name="T2">Open Flash Chart:</text:span> .NET API integration</text:p>
        </text:list-item>
        <text:list-item>
          <text:p text:style-name="P6"><text:span text:style-name="T2">NAntContrib:</text:span> VssDelete build-automation task</text:p>
        </text:list-item>
        <text:list-item>
          <text:p text:style-name="P6"><text:span text:style-name="T2">Copy Context:</text:span> VS Code extension for markdown-formatted file copies</text:p>
        </text:list-item>
      </text:list>
      <text:h text:style-name="Heading_20_2" text:outline-level="2"><text:bookmark-start text:name="education"/>Education<text:bookmark-end text:name="education"/></text:h>
      <text:list text:style-name="L7">
        <text:list-item>
          <text:p text:style-name="P7"><text:span text:style-name="T2">B.S. Business Administration</text:span>, Oral Roberts University - Dec 2002</text:p>
        </text:list-item>
        <text:list-item>
          <text:p text:style-name="P7">MBA coursework in e-Business &amp; Org Change, Regent University (2000 - 2001)</text:p>
        </text:list-item>
      </text:list>
      <text:h text:style-name="Heading_20_2" text:outline-level="2"><text:bookmark-start text:name="certifications"/>Certifications<text:bookmark-end text:name="certifications"/></text:h>
      <text:list text:style-name="L8">
        <text:list-item>
          <text:p text:style-name="P8">Microsoft Certified Solutions Developer (MCSD)</text:p>
        </text:list-item>
        <text:list-item>
          <text:p text:style-name="P8">Dale Carnegie Course Graduate</text:p>
        </text:list-item>
        <text:list-item>
          <text:p text:style-name="P8">Certified PC Troubleshooter</text:p>
        </text:list-item>
      </text:list>
      <text:p text:style-name="First_20_paragraph"><text:span text:style-name="T1">Full, annotated résumé available on request.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4</meta:generator>
    <dc:title>Richard C. Adleta</dc:title>
    <dc:description/>
    <dc:subject/>
    <meta:keyword/>
    <meta:initial-creator/>
    <dc:creator/>
    <meta:creation-date>2025-04-17T20:29:52Z</meta:creation-date>
    <dc:date>2025-04-17T20:29:52Z</dc:date>
  </office:meta>
</office:document-meta>
</file>